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0aa" officeooo:paragraph-rsid="0001e0aa"/>
    </style:style>
    <style:style style:name="P2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3" style:family="paragraph" style:parent-style-name="Standard">
      <style:text-properties fo:font-weight="bold" officeooo:rsid="0003b39c" officeooo:paragraph-rsid="0003b39c" style:font-weight-asian="bold" style:font-weight-complex="bold"/>
    </style:style>
    <style:style style:name="P4" style:family="paragraph" style:parent-style-name="Standard">
      <style:text-properties fo:font-weight="bold" officeooo:rsid="00072dd6" officeooo:paragraph-rsid="00072dd6" style:font-weight-asian="bold" style:font-weight-complex="bold"/>
    </style:style>
    <style:style style:name="P5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6" style:family="paragraph" style:parent-style-name="Standard">
      <style:text-properties fo:font-weight="normal" officeooo:rsid="0003b39c" officeooo:paragraph-rsid="0003b39c" style:font-weight-asian="normal" style:font-weight-complex="normal"/>
    </style:style>
    <style:style style:name="P7" style:family="paragraph" style:parent-style-name="Standard">
      <style:text-properties fo:font-weight="normal" officeooo:rsid="00072dd6" officeooo:paragraph-rsid="00072dd6" style:font-weight-asian="normal" style:font-weight-complex="normal"/>
    </style:style>
    <style:style style:name="P8" style:family="paragraph" style:parent-style-name="Table_20_Contents">
      <style:text-properties officeooo:rsid="0001e0aa" officeooo:paragraph-rsid="0001e0aa"/>
    </style:style>
    <style:style style:name="P9" style:family="paragraph" style:parent-style-name="Table_20_Contents">
      <style:text-properties officeooo:rsid="00058207" officeooo:paragraph-rsid="00058207"/>
    </style:style>
    <style:style style:name="P10" style:family="paragraph" style:parent-style-name="Standard">
      <style:text-properties fo:font-weight="normal" officeooo:rsid="00078fda" officeooo:paragraph-rsid="00086ba9" style:font-weight-asian="normal" style:font-weight-complex="normal"/>
    </style:style>
    <style:style style:name="P11" style:family="paragraph" style:parent-style-name="Standard">
      <style:text-properties fo:font-weight="normal" officeooo:paragraph-rsid="00086ba9" style:font-weight-asian="normal" style:font-weight-complex="normal"/>
    </style:style>
    <style:style style:name="P12" style:family="paragraph" style:parent-style-name="Standard">
      <style:text-properties fo:font-weight="bold" officeooo:paragraph-rsid="00086ba9" style:font-weight-asian="bold" style:font-weight-complex="bold"/>
    </style:style>
    <style:style style:name="P13" style:family="paragraph" style:parent-style-name="Standard">
      <style:text-properties officeooo:paragraph-rsid="00086ba9"/>
    </style:style>
    <style:style style:name="P14" style:family="paragraph" style:parent-style-name="Table_20_Contents">
      <style:text-properties officeooo:paragraph-rsid="00086b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8207"/>
    </style:style>
    <style:style style:name="T3" style:family="text">
      <style:text-properties officeooo:rsid="0005b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ritten Commitment to Team</text:p>
      <text:p text:style-name="P12"><text:tab/><text:span text:style-name="T1">By participating in this team, I agree to participate to the best of my ability. This means that should conflicts arise with scheduling, I will notify other team members and propose an alternative time to meet.</text:span></text:p>
      <text:p text:style-name="P13"/>
      <text:p text:style-name="P13"/>
      <text:p text:style-name="P12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an Martinez</text:p>
          </table:table-cell>
          <table:table-cell table:style-name="Table1.A1" office:value-type="string">
            <text:p text:style-name="P14">Chris Wilkins</text:p>
          </table:table-cell>
          <table:table-cell table:style-name="Table1.A1" office:value-type="string">
            <text:p text:style-name="P14">Cody Curry</text:p>
          </table:table-cell>
          <table:table-cell table:style-name="Table1.E1" office:value-type="string">
            <text:p text:style-name="P14">Michael Degan</text:p>
          </table:table-cell>
        </table:table-row>
        <table:table-row>
          <table:table-cell table:style-name="Table1.A2" office:value-type="string">
            <text:p text:style-name="P14">Email</text:p>
          </table:table-cell>
          <table:table-cell table:style-name="Table1.A2" office:value-type="string">
            <text:p text:style-name="P14">dmartz509@gmail.com</text:p>
          </table:table-cell>
          <table:table-cell table:style-name="Table1.A2" office:value-type="string">
            <text:p text:style-name="P14">wilkinscs1@gmail.com</text:p>
          </table:table-cell>
          <table:table-cell table:style-name="Table1.A2" office:value-type="string">
            <text:p text:style-name="P14">cocurry1@gmail.com</text:p>
          </table:table-cell>
          <table:table-cell table:style-name="Table1.E2" office:value-type="string">
            <text:p text:style-name="P14">plithnar@gmail.com</text:p>
          </table:table-cell>
        </table:table-row>
        <table:table-row>
          <table:table-cell table:style-name="Table1.A2" office:value-type="string">
            <text:p text:style-name="P14">Cell</text:p>
          </table:table-cell>
          <table:table-cell table:style-name="Table1.A2" office:value-type="string">
            <text:p text:style-name="P14">(509) 439-189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(509) 205-7501</text:p>
          </table:table-cell>
          <table:table-cell table:style-name="Table1.E2" office:value-type="string">
            <text:p text:style-name="P14">(509) 554-0824</text:p>
          </table:table-cell>
        </table:table-row>
        <table:table-row>
          <table:table-cell table:style-name="Table1.A2" office:value-type="string">
            <text:p text:style-name="P14">Skype</text:p>
          </table:table-cell>
          <table:table-cell table:style-name="Table1.A2" office:value-type="string">
            <text:p text:style-name="P14">dmartz509@outlook.com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>kageokami315</text:p>
          </table:table-cell>
        </table:table-row>
        <table:table-row>
          <table:table-cell table:style-name="Table1.A2" office:value-type="string">
            <text:p text:style-name="P14">Steam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13"/>
      <text:p text:style-name="P13"/>
      <text:p text:style-name="P12">Times unavail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an Martinez</text:p>
          </table:table-cell>
          <table:table-cell table:style-name="Table2.B1" office:value-type="string">
            <text:p text:style-name="P14">Sat, Sun, Mon - All day</text:p>
          </table:table-cell>
        </table:table-row>
        <table:table-row>
          <table:table-cell table:style-name="Table2.A2" office:value-type="string">
            <text:p text:style-name="P14">Chris Wilkins</text:p>
          </table:table-cell>
          <table:table-cell table:style-name="Table2.B2" office:value-type="string">
            <text:p text:style-name="P14">MWF: 2 – 3 PM; TuTh 2:40 – 5:30 PM;</text:p>
          </table:table-cell>
        </table:table-row>
        <table:table-row>
          <table:table-cell table:style-name="Table2.A2" office:value-type="string">
            <text:p text:style-name="P14">Cody Curry</text:p>
          </table:table-cell>
          <table:table-cell table:style-name="Table2.B2" office:value-type="string">
            <text:p text:style-name="P14">MW: 5:45 – 7 PM; TuTh 10 – Noon;</text:p>
          </table:table-cell>
        </table:table-row>
        <table:table-row>
          <table:table-cell table:style-name="Table2.A2" office:value-type="string">
            <text:p text:style-name="P14">Michael Degan</text:p>
          </table:table-cell>
          <table:table-cell table:style-name="Table2.B2" office:value-type="string">
            <text:p text:style-name="P14">MWF: 2 – 3 PM; TuTh 10 – Noon;</text:p>
          </table:table-cell>
        </table:table-row>
      </table:table>
      <text:p text:style-name="P12"/>
      <text:p text:style-name="P13"/>
      <text:p text:style-name="P12">Regular Meeting Date and time </text:p>
      <text:p text:style-name="P13"><text:tab/>Wednesday 3:00 PM - 4:30 PM </text:p>
      <text:p text:style-name="P13"><text:tab/>Tuesday (possibly Thursday if needed) 12:00 PM - 2:00 PM </text:p>
      <text:p text:style-name="P13"/>
      <text:p text:style-name="P12">Team Member Roles </text:p>
      <text:p text:style-name="P13"><text:tab/>Dan Martinez <text:s/>- Inspector</text:p>
      <text:p text:style-name="P13"/>
      <text:p text:style-name="P13"><text:tab/>Chris Wilkins - Inspector </text:p>
      <text:p text:style-name="P13"/>
      <text:p text:style-name="P13"><text:tab/>Cody Curry - Author/Reader (Initially ) </text:p>
      <text:p text:style-name="P13"/>
      <text:p text:style-name="P13"><text:tab/>Michael Degan - Recorder /Reader</text:p>
      <text:p text:style-name="P13"/>
      <text:p text:style-name="P12">Team Organization</text:p>
      <text:p text:style-name="P11"><text:tab/>Team leader will initially be Michael Degan and may change over the course of the class as needed based on the current assignment or project. </text:p>
      <text:p text:style-name="P13"/>
      <text:p text:style-name="P12">Special Skills </text:p>
      <text:p text:style-name="P13"><text:tab/>Dan Martinez <text:s/>- Documentation development , Diagram development</text:p>
      <text:p text:style-name="P13"/>
      <text:p text:style-name="P13"><text:tab/>Chris Wilkins – Adept in C#/C++, Business Logic Design </text:p>
      <text:p text:style-name="P13"/>
      <text:p text:style-name="P13"><text:tab/>Cody Curry – Familiar with C/C++/C#, Documentation development, Diagram</text:p>
      <text:p text:style-name="P13"><text:tab/><text:tab/>development/design, Database Design Knowledge</text:p>
      <text:p text:style-name="P13"><text:soft-page-break/></text:p>
      <text:p text:style-name="P13"><text:tab/>Michael Degan – Adept in C#/C++, Database Design Experience, Documentation development</text:p>
      <text:p text:style-name="P13"/>
      <text:p text:style-name="P12">Development Language</text:p>
      <text:p text:style-name="P11"><text:tab/>C# unless project/assignment demands otherwise</text:p>
      <text:p text:style-name="P11"/>
      <text:p text:style-name="P12">Development Tools</text:p>
      <text:p text:style-name="P11"><text:tab/>List of tools we agree up using over the course of this class, with version numbers when applicable.</text:p>
      <text:p text:style-name="P11"><text:tab/>- Visual Studio 2013</text:p>
      <text:p text:style-name="P11"/>
      <text:p text:style-name="P12">Peer Review Format</text:p>
      <text:p text:style-name="P11"><text:tab/>Team members will rate each other on a scale from 1 to 5, with 5 being the highest score, in the categories of participation, quality of commits, and helpfulness. </text:p>
      <text:p text:style-name="P11"/>
      <text:p text:style-name="P12">Version Control System</text:p>
      <text:p text:style-name="P11"><text:tab/>For this team, we will use a GitHub repository located at <text:a xlink:type="simple" xlink:href="https://github.com/plithnar/Cpts_422">https://github.com/plithnar/Cpts_422</text:a>. The electronic notebook will reside in this repository as well as on a physical backup drive which is updated no less than once a week. Team members will commit their work to the team notebook as needed, most often once a week. Final submission of work to the instructor will be reviewed by a majority of the team before approval. </text:p>
      <text:p text:style-name="P11"/>
      <text:p text:style-name="P12">Digital Signatures</text:p>
      <text:p text:style-name="P11">Michael Degan</text:p>
      <text:p text:style-name="P11">Chris Wilkins</text:p>
      <text:p text:style-name="P10">Cody Cur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5:57:23.232026335</dc:date>
    <meta:editing-duration>PT10M10S</meta:editing-duration>
    <meta:editing-cycles>7</meta:editing-cycles>
    <meta:generator>LibreOffice/4.2.6.3$Linux_X86_64 LibreOffice_project/420m0$Build-3</meta:generator>
    <meta:document-statistic meta:table-count="2" meta:image-count="0" meta:object-count="0" meta:page-count="2" meta:paragraph-count="58" meta:word-count="360" meta:character-count="2313" meta:non-whitespace-character-count="1970"/>
  </office:meta>
</office:document-meta>
</file>